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pple-system" svg:font-family="apple-system, BlinkMacSystemFont, 'Segoe UI', 'Liberation Sans', sans-serif"/>
    <style:font-face style:name="apple-system1" svg:font-family="apple-system, BlinkMacSystemFont, 'Segoe UI', Helvetica, Arial, sans-serif, 'Apple Color Emoji', 'Segoe UI Emoji'"/>
    <style:font-face style:name="var ff-mono" svg:font-family="'var ff-mono'"/>
  </office:font-face-decls>
  <office:automatic-styles>
    <style:style style:name="P1" style:family="paragraph" style:parent-style-name="Heading_20_4">
      <style:paragraph-properties fo:text-align="start" style:justify-single-word="false"/>
      <style:text-properties fo:font-variant="normal" fo:text-transform="none" fo:color="#24292f" loext:opacity="100%" style:font-name="DejaVu Sans" fo:font-size="12pt" fo:letter-spacing="normal" fo:language="zxx" fo:country="none" fo:font-style="normal" fo:font-weight="normal" officeooo:rsid="001861f6" officeooo:paragraph-rsid="001861f6" style:font-size-asian="12pt" style:language-asian="zxx" style:country-asian="none" style:font-size-complex="12pt" style:language-complex="zxx" style:country-complex="none"/>
    </style:style>
    <style:style style:name="P2" style:family="paragraph" style:parent-style-name="Text_20_body">
      <style:paragraph-properties fo:text-align="start" style:justify-single-word="false"/>
      <style:text-properties fo:font-variant="normal" fo:text-transform="none" fo:color="#24292f" loext:opacity="100%" style:font-name="DejaVu Sans" fo:font-size="12pt" fo:letter-spacing="normal" fo:language="zxx" fo:country="none" fo:font-style="normal" fo:font-weight="normal" officeooo:rsid="001861f6" officeooo:paragraph-rsid="001861f6" style:font-size-asian="12pt" style:language-asian="zxx" style:country-asian="none" style:font-size-complex="12pt" style:language-complex="zxx" style:country-complex="none"/>
    </style:style>
    <style:style style:name="P3" style:family="paragraph" style:parent-style-name="Heading_20_4">
      <style:paragraph-properties fo:text-align="start" style:justify-single-word="false"/>
      <style:text-properties fo:font-variant="normal" fo:text-transform="none" fo:color="#24292f" loext:opacity="100%" style:font-name="DejaVu Sans" fo:font-size="12pt" fo:letter-spacing="normal" fo:language="zxx" fo:country="none" fo:font-style="normal" fo:font-weight="bold" officeooo:rsid="001861f6" officeooo:paragraph-rsid="001861f6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4292f" loext:opacity="100%" style:font-name="apple-system1" fo:font-size="12pt" fo:letter-spacing="normal" fo:font-style="normal" fo:font-weight="normal"/>
    </style:style>
    <style:style style:name="P5" style:family="paragraph" style:parent-style-name="Text_20_body">
      <style:paragraph-properties fo:text-align="start" style:justify-single-word="false"/>
      <style:text-properties fo:font-variant="normal" fo:text-transform="none" fo:color="#24292f" loext:opacity="100%" style:font-name="apple-system1" fo:font-size="12pt" fo:letter-spacing="normal" fo:language="zxx" fo:country="none" fo:font-style="normal" fo:font-weight="normal" officeooo:rsid="001861f6" officeooo:paragraph-rsid="001861f6" style:language-asian="zxx" style:country-asian="none" style:language-complex="zxx" style:country-complex="none"/>
    </style:style>
    <style:style style:name="P6" style:family="paragraph" style:parent-style-name="Text_20_body">
      <style:paragraph-properties fo:text-align="start" style:justify-single-word="false"/>
      <style:text-properties fo:font-variant="normal" fo:text-transform="none" fo:color="#24292f" loext:opacity="100%" style:font-name="apple-system1" fo:font-size="12pt" fo:letter-spacing="normal" fo:language="zxx" fo:country="none" fo:font-style="normal" fo:font-weight="normal" officeooo:rsid="001e8795" officeooo:paragraph-rsid="001e8795" style:language-asian="zxx" style:country-asian="none" style:font-weight-asian="normal" style:language-complex="zxx" style:country-complex="none" style:font-weight-complex="normal"/>
    </style:style>
    <style:style style:name="P7" style:family="paragraph" style:parent-style-name="Text_20_body">
      <style:paragraph-properties fo:text-align="start" style:justify-single-word="false"/>
      <style:text-properties fo:font-variant="normal" fo:text-transform="none" fo:color="#24292f" loext:opacity="100%" style:font-name="apple-system1" fo:font-size="12pt" fo:letter-spacing="normal" fo:language="zxx" fo:country="none" fo:font-style="normal" fo:font-weight="bold" officeooo:rsid="001861f6" officeooo:paragraph-rsid="001861f6" style:language-asian="zxx" style:country-asian="none" style:font-weight-asian="bold" style:language-complex="zxx" style:country-complex="none" style:font-weight-complex="bold"/>
    </style:style>
    <style:style style:name="P8" style:family="paragraph" style:parent-style-name="Text_20_body">
      <style:paragraph-properties fo:text-align="start" style:justify-single-word="false"/>
      <style:text-properties fo:font-variant="normal" fo:text-transform="none" fo:color="#24292f" loext:opacity="100%" style:font-name="apple-system1" fo:font-size="12pt" fo:letter-spacing="normal" fo:language="zxx" fo:country="none" fo:font-style="normal" fo:font-weight="bold" officeooo:rsid="001e8795" officeooo:paragraph-rsid="001e8795" style:language-asian="zxx" style:country-asian="none" style:font-weight-asian="bold" style:language-complex="zxx" style:country-complex="none" style:font-weight-complex="bold"/>
    </style:style>
    <style:style style:name="P9" style:family="paragraph" style:parent-style-name="Text_20_body">
      <style:paragraph-properties fo:text-align="start" style:justify-single-word="false"/>
      <style:text-properties fo:font-variant="normal" fo:text-transform="none" fo:color="#232629" loext:opacity="100%" style:font-name="apple-system" fo:font-size="11.25pt" fo:letter-spacing="normal" fo:language="zxx" fo:country="none" fo:font-style="normal" fo:font-weight="normal" officeooo:rsid="001861f6" officeooo:paragraph-rsid="001861f6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0" style:family="paragraph" style:parent-style-name="Text_20_body">
      <style:paragraph-properties fo:text-align="start" style:justify-single-word="false"/>
      <style:text-properties fo:font-variant="normal" fo:text-transform="none" fo:color="#232629" loext:opacity="100%" style:font-name="apple-system" fo:font-size="11.25pt" fo:letter-spacing="normal" fo:language="zxx" fo:country="none" fo:font-style="normal" fo:font-weight="normal" officeooo:rsid="001861f6" officeooo:paragraph-rsid="001861f6" style:language-asian="zxx" style:country-asian="none" style:language-complex="zxx" style:country-complex="none"/>
    </style:style>
    <style:style style:name="P11" style:family="paragraph" style:parent-style-name="Text_20_body">
      <style:paragraph-properties fo:text-align="start" style:justify-single-word="false"/>
      <style:text-properties fo:font-variant="normal" fo:text-transform="none" fo:color="#232629" loext:opacity="100%" style:font-name="apple-system" fo:font-size="11.25pt" fo:letter-spacing="normal" fo:language="zxx" fo:country="none" fo:font-style="normal" fo:font-weight="normal" officeooo:rsid="001e8795" officeooo:paragraph-rsid="001e8795" style:language-asian="zxx" style:country-asian="none" style:font-weight-asian="normal" style:language-complex="zxx" style:country-complex="none" style:font-weight-complex="normal"/>
    </style:style>
    <style:style style:name="P12" style:family="paragraph" style:parent-style-name="Text_20_body">
      <style:paragraph-properties fo:text-align="start" style:justify-single-word="false"/>
      <style:text-properties fo:font-variant="normal" fo:text-transform="none" fo:color="#232629" loext:opacity="100%" style:font-name="apple-system" fo:font-size="11.25pt" fo:letter-spacing="normal" fo:language="zxx" fo:country="none" fo:font-style="normal" fo:font-weight="normal" officeooo:rsid="001e8795" officeooo:paragraph-rsid="001e8795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13" style:family="paragraph" style:parent-style-name="Text_20_body">
      <style:paragraph-properties fo:text-align="start" style:justify-single-word="false"/>
      <style:text-properties fo:font-variant="normal" fo:text-transform="none" fo:color="#232629" loext:opacity="100%" style:font-name="apple-system" fo:font-size="11.25pt" fo:letter-spacing="normal" fo:language="zxx" fo:country="none" fo:font-style="normal" fo:font-weight="bold" officeooo:rsid="001861f6" officeooo:paragraph-rsid="001861f6" style:language-asian="zxx" style:country-asian="none" style:font-weight-asian="bold" style:language-complex="zxx" style:country-complex="none" style:font-weight-complex="bold"/>
    </style:style>
    <style:style style:name="P14" style:family="paragraph" style:parent-style-name="Text_20_body">
      <style:paragraph-properties fo:text-align="start" style:justify-single-word="false"/>
      <style:text-properties fo:font-variant="normal" fo:text-transform="none" fo:color="#232629" loext:opacity="100%" style:font-name="apple-system" fo:font-size="11.25pt" fo:letter-spacing="normal" fo:language="zxx" fo:country="none" fo:font-style="normal" fo:font-weight="bold" officeooo:rsid="001b0d2d" officeooo:paragraph-rsid="001861f6" style:language-asian="zxx" style:country-asian="none" style:font-weight-asian="bold" style:language-complex="zxx" style:country-complex="none" style:font-weight-complex="bold"/>
    </style:style>
    <style:style style:name="P15" style:family="paragraph" style:parent-style-name="Text_20_body">
      <style:paragraph-properties fo:text-align="start" style:justify-single-word="false"/>
      <style:text-properties fo:font-variant="normal" fo:text-transform="none" fo:color="#232629" loext:opacity="100%" style:font-name="apple-system" fo:font-size="11.25pt" fo:letter-spacing="normal" fo:language="zxx" fo:country="none" fo:font-style="italic" fo:font-weight="normal" officeooo:rsid="001e8795" officeooo:paragraph-rsid="001e8795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fo:language="zxx" fo:country="none" officeooo:rsid="001861f6" officeooo:paragraph-rsid="001861f6" style:language-asian="zxx" style:country-asian="none" style:language-complex="zxx" style:country-complex="none"/>
    </style:style>
    <style:style style:name="P17" style:family="paragraph" style:parent-style-name="Standard">
      <style:paragraph-properties fo:text-align="start" style:justify-single-word="false"/>
      <style:text-properties style:font-name="DejaVu Sans" fo:font-size="12pt" fo:language="zxx" fo:country="none" fo:font-style="italic" fo:font-weight="bold" officeooo:rsid="001861f6" officeooo:paragraph-rsid="001861f6" style:font-size-asian="12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DejaVu Sans" fo:font-size="12pt" fo:language="zxx" fo:country="none" fo:font-style="italic" fo:font-weight="bold" officeooo:rsid="001861f6" officeooo:paragraph-rsid="001861f6" style:font-size-asian="12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T1" style:family="text">
      <style:text-properties officeooo:rsid="001b0d2d"/>
    </style:style>
    <style:style style:name="T2" style:family="text">
      <style:text-properties fo:color="#232629" loext:opacity="100%" style:font-name="apple-system" fo:font-size="11.25pt"/>
    </style:style>
    <style:style style:name="T3" style:family="text">
      <style:text-properties fo:color="#232629" loext:opacity="100%" style:font-name="apple-system" fo:font-size="11.25pt" officeooo:rsid="001b0d2d"/>
    </style:style>
    <style:style style:name="T4" style:family="text">
      <style:text-properties fo:color="#232629" loext:opacity="100%" style:font-name="apple-system" fo:font-size="11.25pt" fo:font-style="italic" style:font-style-asian="italic" style:font-style-complex="italic"/>
    </style:style>
    <style:style style:name="T5" style:family="text">
      <style:text-properties fo:color="#232629" loext:opacity="100%" style:font-name="var ff-mono" fo:font-size="9.75pt" loext:padding="0cm" loext:border="none"/>
    </style:style>
    <style:style style:name="T6" style:family="text">
      <style:text-properties officeooo:rsid="001d2b4e"/>
    </style:style>
    <style:style style:name="T7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18">ZoolaTech Homework #1</text:p>
      <text:h text:style-name="P1" text:outline-level="4"/>
      <text:h text:style-name="P3" text:outline-level="4">Task 0</text:h>
      <text:p text:style-name="P2">To install git – sudo apt-get install git.</text:p>
      <text:p text:style-name="P2"/>
      <text:h text:style-name="P3" text:outline-level="4">Task 1</text:h>
      <text:p text:style-name="P2">To create files with "touch" – touch &lt;file_nime&gt;</text:p>
      <text:p text:style-name="P2">To find all files with "zoola" in their names we can type ls | grep zoola</text:p>
      <text:p text:style-name="P2"/>
      <text:h text:style-name="P3" text:outline-level="4">Task 2</text:h>
      <text:p text:style-name="P9"><text:span text:style-name="T1">T</text:span>he script is run in a subshell, and cannot change the parent shell working directory.</text:p>
      <text:p text:style-name="P5"><text:span text:style-name="T2">To change the current shell's directory permanently you should use the </text:span><text:span text:style-name="Source_20_Text"><text:span text:style-name="T5">source </text:span></text:span><text:span text:style-name="T2">command, also aliased simply as </text:span><text:span text:style-name="Source_20_Text"><text:span text:style-name="T5">. </text:span></text:span><text:span text:style-name="T2">, which runs a script in the current shell environment instead of a sub shell.</text:span></text:p>
      <text:p text:style-name="P10"/>
      <text:p text:style-name="P13">Task 3</text:p>
      <text:p text:style-name="P13">#!/bin/bash</text:p>
      <text:p text:style-name="P13"/>
      <text:p text:style-name="P13">day=$(date +%a)</text:p>
      <text:p text:style-name="P13"/>
      <text:p text:style-name="P13">if [ $day == "Сб" ] || [ $day="<text:span text:style-name="T6">Вс</text:span>" ]; then</text:p>
      <text:p text:style-name="P13"><text:s text:c="2"/>sowhat="weekend"</text:p>
      <text:p text:style-name="P13">else</text:p>
      <text:p text:style-name="P13"><text:s text:c="2"/>sowhat="working day"</text:p>
      <text:p text:style-name="P13">fi</text:p>
      <text:p text:style-name="P13"/>
      <text:p text:style-name="P13">echo "Looks like $(date +%d) is a $sowhat"</text:p>
      <text:p text:style-name="P7"><text:span text:style-name="T2">echo "Looks like $(date +%d) is a $sowhat" </text:span><text:span text:style-name="T3">#print information</text:span></text:p>
      <text:p text:style-name="P14"/>
      <text:p text:style-name="P14"/>
      <text:p text:style-name="P14"/>
      <text:p text:style-name="P14"/>
      <text:p text:style-name="P8"><text:soft-page-break/><text:span text:style-name="T3">T</text:span><text:span text:style-name="T2">ask 4</text:span></text:p>
      <text:p text:style-name="P6"><text:span text:style-name="T2">To install jq you can type </text:span><text:span text:style-name="T4">apt-get install jq.</text:span></text:p>
      <text:p text:style-name="P12"/>
      <text:p text:style-name="P11">After export chat history in .json format you can open it in terminal with the next command:</text:p>
      <text:p text:style-name="P15">cat &lt;your_dir&gt;/result.json <text:span text:style-name="T7">| jq .</text:span></text:p>
      <text:p text:style-name="P12"/>
      <text:p text:style-name="P12">For output all textes from messages you should type:</text:p>
      <text:p text:style-name="P12">cat &lt;your_dir&gt;/result.json | jq '.messages[].text'</text:p>
      <text:p text:style-name="P12"/>
      <text:p text:style-name="P12">Also you can save the output into the text file:</text:p>
      <text:p text:style-name="P12">cat &lt;your_dir&gt;/result.json | jq '.messages[].text' &gt; only_messages.txt</text:p>
      <text:p text:style-name="P4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pple-system" svg:font-family="apple-system, BlinkMacSystemFont, 'Segoe UI', 'Liberation Sans', sans-serif"/>
    <style:font-face style:name="apple-system1" svg:font-family="apple-system, BlinkMacSystemFont, 'Segoe UI', Helvetica, Arial, sans-serif, 'Apple Color Emoji', 'Segoe UI Emoji'"/>
    <style:font-face style:name="var ff-mono" svg:font-family="'var ff-mono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5T17:19:47.302269787</meta:creation-date>
    <dc:date>2022-01-29T20:28:10.636126870</dc:date>
    <meta:editing-duration>PT6H7M35S</meta:editing-duration>
    <meta:editing-cycles>7</meta:editing-cycles>
    <meta:generator>LibreOffice/7.2.5.2$Linux_X86_64 LibreOffice_project/20$Build-2</meta:generator>
    <meta:document-statistic meta:table-count="0" meta:image-count="0" meta:object-count="0" meta:page-count="2" meta:paragraph-count="27" meta:word-count="190" meta:character-count="1098" meta:non-whitespace-character-count="929"/>
  </office:meta>
</office:document-meta>
</file>